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_2a_Titulo_5f_3">
      <style:paragraph-properties fo:text-align="center" style:justify-single-word="false"/>
      <style:text-properties officeooo:rsid="00816c80" officeooo:paragraph-rsid="00816c80"/>
    </style:style>
    <style:style style:name="P3" style:family="paragraph" style:parent-style-name="_2a_TextoCuerpo">
      <style:text-properties officeooo:rsid="00816c80" officeooo:paragraph-rsid="00816c80"/>
    </style:style>
    <style:style style:name="P4" style:family="paragraph" style:parent-style-name="_2a_TextoCuerpo">
      <style:text-properties style:text-underline-style="solid" style:text-underline-width="auto" style:text-underline-color="font-color"/>
    </style:style>
    <style:style style:name="P5" style:family="paragraph" style:parent-style-name="_2a_TextoCuerpo">
      <style:text-properties officeooo:paragraph-rsid="0088aa3b"/>
    </style:style>
    <style:style style:name="P6" style:family="paragraph" style:parent-style-name="_2a_TextoCuerpo">
      <style:paragraph-properties fo:break-before="page"/>
      <style:text-properties style:text-underline-style="solid" style:text-underline-width="auto" style:text-underline-color="font-color" officeooo:rsid="00816c80" officeooo:paragraph-rsid="00816c80"/>
    </style:style>
    <style:style style:name="P7" style:family="paragraph" style:parent-style-name="_2a_TextoCuerpo_5f_comentario">
      <style:text-properties style:text-underline-style="solid" style:text-underline-width="auto" style:text-underline-color="font-color"/>
    </style:style>
    <style:style style:name="P8" style:family="paragraph" style:parent-style-name="_2a_TextoCuerpo_5f_comentario">
      <style:paragraph-properties fo:break-before="page"/>
    </style:style>
    <style:style style:name="P9" style:family="paragraph" style:parent-style-name="_2a_Titulo_5f_3">
      <style:paragraph-properties fo:text-align="center" style:justify-single-word="false"/>
      <style:text-properties officeooo:paragraph-rsid="00877afa"/>
    </style:style>
    <style:style style:name="P10" style:family="paragraph" style:parent-style-name="_2a_Titulo_5f_3">
      <style:paragraph-properties fo:text-align="center" style:justify-single-word="false" fo:break-before="page"/>
    </style:style>
    <style:style style:name="P11" style:family="paragraph" style:parent-style-name="_2a_Titulo_5f_3">
      <style:paragraph-properties fo:text-align="center" style:justify-single-word="false" fo:break-before="page"/>
      <style:text-properties officeooo:paragraph-rsid="00877afa"/>
    </style:style>
    <style:style style:name="P12" style:family="paragraph" style:parent-style-name="_2a_Titulo_5f_3">
      <style:paragraph-properties fo:text-align="center" style:justify-single-word="false" fo:break-before="page"/>
      <style:text-properties style:text-underline-style="solid" style:text-underline-width="auto" style:text-underline-color="font-color" officeooo:paragraph-rsid="0088aa3b"/>
    </style:style>
    <style:style style:name="P13" style:family="paragraph" style:parent-style-name="_2a_Titulo_5f_3">
      <style:paragraph-properties fo:text-align="center" style:justify-single-word="false" fo:break-before="page"/>
      <style:text-properties style:text-underline-style="solid" style:text-underline-width="auto" style:text-underline-color="font-color" officeooo:rsid="00816c80" officeooo:paragraph-rsid="0088aa3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877afa"/>
    </style:style>
    <style:style style:name="T3" style:family="text">
      <style:text-properties style:text-underline-style="solid" style:text-underline-width="auto" style:text-underline-color="font-color" officeooo:rsid="0088aa3b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88aa3b"/>
    </style:style>
    <style:style style:name="T6" style:family="text">
      <style:text-properties officeooo:rsid="0084b09e"/>
    </style:style>
    <style:style style:name="T7" style:family="text">
      <style:text-properties officeooo:rsid="00877afa"/>
    </style:style>
    <style:style style:name="T8" style:family="text">
      <style:text-properties officeooo:rsid="0088aa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1: Árboles binarios de búsqueda</text:p>
      <text:p text:style-name="_2a_TextoCuerpo">fmod ARBIN is</text:p>
      <text:p text:style-name="_2a_TextoCuerpo"><text:s text:c="4"/>pr NAT .</text:p>
      <text:p text:style-name="_2a_TextoCuerpo"/>
      <text:p text:style-name="_2a_TextoCuerpo_5f_comentario"><text:s text:c="4"/>*** Tipos de datos y variables</text:p>
      <text:p text:style-name="_2a_TextoCuerpo"><text:s text:c="4"/>sort Arbin .</text:p>
      <text:p text:style-name="_2a_TextoCuerpo"><text:s text:c="4"/>vars A A' : Arbin .</text:p>
      <text:p text:style-name="_2a_TextoCuerpo"><text:s text:c="4"/>vars N N' C V C' V' : Nat .</text:p>
      <text:p text:style-name="_2a_TextoCuerpo"/>
      <text:p text:style-name="_2a_TextoCuerpo_5f_comentario"><text:s text:c="4"/>*** Constructores</text:p>
      <text:p text:style-name="_2a_TextoCuerpo"><text:s text:c="4"/>op vacio : -&gt; Arbin [ctor] .</text:p>
      <text:p text:style-name="_2a_TextoCuerpo"><text:s text:c="4"/>op _[_,_]_ : Arbin Nat Nat Arbin -&gt; Arbin [ctor] .</text:p>
      <text:p text:style-name="_2a_TextoCuerpo"/>
      <text:p text:style-name="_2a_TextoCuerpo"/>
      <text:p text:style-name="_2a_TextoCuerpo_5f_comentario"><text:s text:c="4"/>*** Operaciones</text:p>
      <text:p text:style-name="_2a_TextoCuerpo_5f_comentario"><text:s text:c="8"/>*** Suma dos valores dados</text:p>
      <text:p text:style-name="_2a_TextoCuerpo"><text:s text:c="8"/>op merge : Nat Nat -&gt; Nat .</text:p>
      <text:p text:style-name="_2a_TextoCuerpo"><text:s text:c="12"/>eq merge(N, N') = N + N' .</text:p>
      <text:p text:style-name="_2a_TextoCuerpo"/>
      <text:p text:style-name="_2a_TextoCuerpo_5f_comentario"><text:s text:c="8"/>*** Inserta el nodo dado en el arbol binario según su clave</text:p>
      <text:p text:style-name="_2a_TextoCuerpo"><text:s text:c="8"/>op inserta : Nat Nat Arbin -&gt; Arbin .</text:p>
      <text:p text:style-name="_2a_TextoCuerpo"><text:s text:c="12"/>eq inserta(C, V, vacio) = vacio [C, V] vacio .</text:p>
      <text:p text:style-name="_2a_TextoCuerpo"><text:s text:c="12"/>ceq inserta(C, V, A [C', V'] A') = A [C, merge(V', V)] A'</text:p>
      <text:p text:style-name="_2a_TextoCuerpo"><text:s text:c="16"/>if C == C' .</text:p>
      <text:p text:style-name="_2a_TextoCuerpo"><text:s text:c="12"/>ceq inserta(C, V, A [C', V'] A') = inserta(C, V, A) [C', V'] A'</text:p>
      <text:p text:style-name="_2a_TextoCuerpo"><text:s text:c="16"/>if C &lt; C' .</text:p>
      <text:p text:style-name="_2a_TextoCuerpo"><text:s text:c="12"/>ceq inserta(C, V, A [C', V'] A') = A [C', V'] inserta(C, V, A')</text:p>
      <text:p text:style-name="_2a_TextoCuerpo"><text:s text:c="16"/>if C &gt; C' .</text:p>
      <text:p text:style-name="_2a_TextoCuerpo"/>
      <text:p text:style-name="_2a_TextoCuerpo_5f_comentario"><text:s text:c="8"/>*** Devuelve el valor asociado a la clave indicada, dentro del <text:span text:style-name="T4">árbol</text:span> indicado</text:p>
      <text:p text:style-name="_2a_TextoCuerpo"><text:s text:c="8"/>op busca : Nat Arbin ~&gt; Nat .</text:p>
      <text:p text:style-name="_2a_TextoCuerpo"><text:s text:c="12"/>ceq busca(C, A [C', V'] A') = V'</text:p>
      <text:p text:style-name="_2a_TextoCuerpo"><text:s text:c="16"/>if C == C' .</text:p>
      <text:p text:style-name="_2a_TextoCuerpo"><text:s text:c="12"/>ceq busca(C, A [C', V'] A') = busca(C, A)</text:p>
      <text:p text:style-name="_2a_TextoCuerpo"><text:s text:c="16"/>if C &lt; C' .</text:p>
      <text:p text:style-name="_2a_TextoCuerpo"><text:s text:c="12"/>ceq busca(C, A [C', V'] A') = busca(C, A')</text:p>
      <text:p text:style-name="_2a_TextoCuerpo"><text:s text:c="16"/>if C &gt; C' .</text:p>
      <text:p text:style-name="_2a_TextoCuerpo">endfm</text:p>
      <text:p text:style-name="P10"/>
      <text:p text:style-name="P10">Ejercicio 2: <text:span text:style-name="T6">Tienda de libros y películas</text:span></text:p>
      <text:p text:style-name="_2a_TextoCuerpo_5f_comentario">******************************</text:p>
      <text:p text:style-name="_2a_TextoCuerpo_5f_comentario">*** EJERCICIO 1 - INICIO</text:p>
      <text:p text:style-name="_2a_TextoCuerpo_5f_comentario">***</text:p>
      <text:p text:style-name="P3">fmod LISTA is</text:p>
      <text:p text:style-name="P3"><text:tab/>pr STRING .</text:p>
      <text:p text:style-name="P3"/>
      <text:p text:style-name="P3"><text:tab/>sort Lista .</text:p>
      <text:p text:style-name="P3"><text:tab/>subsort String &lt; Lista .</text:p>
      <text:p text:style-name="P3"/>
      <text:p text:style-name="P3"><text:tab/>op nil : -&gt; Lista [ctor] .</text:p>
      <text:p text:style-name="P3"><text:tab/>op __ : Lista Lista -&gt; Lista [ctor assoc id: nil] .</text:p>
      <text:p text:style-name="P3">endfm</text:p>
      <text:p text:style-name="_2a_TextoCuerpo_5f_comentario">***</text:p>
      <text:p text:style-name="_2a_TextoCuerpo_5f_comentario">*** EJERCICIO 1 - FIN</text:p>
      <text:p text:style-name="_2a_TextoCuerpo_5f_comentario">******************************</text:p>
      <text:p text:style-name="_2a_TextoCuerpo_5f_comentario"/>
      <text:p text:style-name="P3"/>
      <text:p text:style-name="P3">fmod ABB is</text:p>
      <text:p text:style-name="P3"><text:tab/>pr LISTA .</text:p>
      <text:p text:style-name="P3"/>
      <text:p text:style-name="_2a_TextoCuerpo_5f_comentario"><text:tab/>***Tipos de datos y constructores</text:p>
      <text:p text:style-name="P3"><text:tab/>sort Par .</text:p>
      <text:p text:style-name="P3"><text:tab/>op &lt;_,_&gt; : Nat Nat -&gt; Par [ctor] .</text:p>
      <text:p text:style-name="P3"/>
      <text:p text:style-name="P3"><text:tab/>sort ABB .</text:p>
      <text:p text:style-name="P3"><text:tab/>op vacio : -&gt; ABB [ctor] .</text:p>
      <text:p text:style-name="P3"><text:tab/>op _[_,_]_ : ABB String Par ABB -&gt; ABB [ctor] .</text:p>
      <text:p text:style-name="P3"/>
      <text:p text:style-name="P3"><text:tab/>vars C C' V V' : Nat .</text:p>
      <text:p text:style-name="P3"><text:tab/>vars P P' : Par .</text:p>
      <text:p text:style-name="P3"><text:tab/>vars S S' : String .</text:p>
      <text:p text:style-name="P3"><text:tab/>vars A A' HI HD : ABB .</text:p>
      <text:p text:style-name="P3"/>
      <text:p text:style-name="_2a_TextoCuerpo_5f_comentario"><text:tab/>***Operadores y funciones</text:p>
      <text:p text:style-name="P3"><text:tab/>op primero : Par -&gt; Nat .</text:p>
      <text:p text:style-name="P3"><text:tab/><text:tab/>eq primero(&lt; C, V &gt;) = C .</text:p>
      <text:p text:style-name="P3"/>
      <text:p text:style-name="P3"><text:tab/>op segundo : Par -&gt; Nat .</text:p>
      <text:p text:style-name="P3"><text:tab/><text:tab/>eq segundo(&lt; C, V &gt;) = V .</text:p>
      <text:p text:style-name="P3"/>
      <text:p text:style-name="_2a_TextoCuerpo_5f_comentario"><text:tab/>*** La primera pareja es la que tenemos y la segunda la que queremos introducir.</text:p>
      <text:p text:style-name="_2a_TextoCuerpo_5f_comentario"><text:tab/>*** Sumamos la cantidad y actualizamos el precio.</text:p>
      <text:p text:style-name="P3"><text:tab/>op insertarNuevo : Par Par -&gt; Par .</text:p>
      <text:p text:style-name="P3"><text:tab/><text:tab/>eq insertarNuevo(&lt; C, V &gt;, &lt; C', V' &gt;) = &lt; C + C', V' &gt; .</text:p>
      <text:p text:style-name="P3"/>
      <text:p text:style-name="P3"><text:tab/>op quitar : Par Nat ~&gt; Par .</text:p>
      <text:p text:style-name="P3"><text:tab/><text:tab/>ceq quitar(&lt; C, V &gt;, C') = &lt; sd(C, C'), V &gt;</text:p>
      <text:p text:style-name="P3"><text:tab/><text:tab/><text:tab/>if C &gt;= C' .</text:p>
      <text:p text:style-name="P3"/>
      <text:p text:style-name="P3"><text:tab/>op insertar : ABB String Par -&gt; ABB .</text:p>
      <text:p text:style-name="P3"><text:tab/><text:tab/>eq insertar(vacio, S, P) = vacio [S, P] vacio .</text:p>
      <text:p text:style-name="P3"><text:tab/><text:tab/>ceq insertar(HI [S, P] HD, S', P') = HI [S, insertarNuevo(P, P')] HD</text:p>
      <text:p text:style-name="P3"><text:tab/><text:tab/><text:tab/>if S == S' .</text:p>
      <text:p text:style-name="P3"><text:tab/><text:tab/>ceq insertar(HI [S, P] HD, S', P') = HI [S, P] insertar(HD, S', P')</text:p>
      <text:p text:style-name="P3"><text:tab/><text:tab/><text:tab/>if S &lt; S' .</text:p>
      <text:p text:style-name="P3"><text:tab/><text:tab/>ceq insertar(HI [S, P] HD, S', P') = insertar(HI, S', P') [S, P] HD</text:p>
      <text:p text:style-name="P3"><text:tab/><text:tab/><text:tab/>if S &gt; S' .</text:p>
      <text:p text:style-name="P3"/>
      <text:p text:style-name="P3"><text:tab/>op cantidad : ABB String -&gt; Nat .</text:p>
      <text:p text:style-name="P3"><text:soft-page-break/><text:tab/><text:tab/>eq cantidad(vacio, S) = 0 .</text:p>
      <text:p text:style-name="P3"><text:tab/><text:tab/>ceq cantidad(HI [S, P] HD, S') = primero(P)</text:p>
      <text:p text:style-name="P3"><text:tab/><text:tab/><text:tab/>if S == S' .</text:p>
      <text:p text:style-name="P3"><text:tab/><text:tab/>ceq cantidad(HI [S, P] HD, S') = cantidad(HD, S')</text:p>
      <text:p text:style-name="P3"><text:tab/><text:tab/><text:tab/>if S &lt; S' .</text:p>
      <text:p text:style-name="P3"><text:tab/><text:tab/>ceq cantidad(HI [S, P] HD, S') = cantidad(HI, S')</text:p>
      <text:p text:style-name="P3"><text:tab/><text:tab/><text:tab/>if S &gt; S' .</text:p>
      <text:p text:style-name="P3"/>
      <text:p text:style-name="P3"><text:tab/>op precio : ABB String ~&gt; Nat .</text:p>
      <text:p text:style-name="P3"><text:tab/><text:tab/>ceq precio(HI [S, P] HD, S') = segundo(P)</text:p>
      <text:p text:style-name="P3"><text:tab/><text:tab/><text:tab/>if S == S' .</text:p>
      <text:p text:style-name="P3"><text:tab/><text:tab/>ceq precio(HI [S, P] HD, S') = precio(HD, S')</text:p>
      <text:p text:style-name="P3"><text:tab/><text:tab/><text:tab/>if S &lt; S' .</text:p>
      <text:p text:style-name="P3"><text:tab/><text:tab/>ceq precio(HI [S, P] HD, S') = precio(HI, S')</text:p>
      <text:p text:style-name="P3"><text:tab/><text:tab/><text:tab/>if S &gt; S' .</text:p>
      <text:p text:style-name="P3"/>
      <text:p text:style-name="P3"><text:tab/>op vender : ABB String Nat -&gt; ABB .</text:p>
      <text:p text:style-name="P3"><text:tab/><text:tab/>eq vender(vacio, S, C) = vacio .</text:p>
      <text:p text:style-name="P3"><text:tab/><text:tab/>ceq vender(HI [S, P] HD, S', C) = HI [S, quitar(P, C)] HD</text:p>
      <text:p text:style-name="P3"><text:tab/><text:tab/><text:tab/>if S == S' .</text:p>
      <text:p text:style-name="P3"><text:tab/><text:tab/>ceq vender(HI [S, P] HD, S', C) = HI [S, P] vender(HD, S', C)</text:p>
      <text:p text:style-name="P3"><text:tab/><text:tab/><text:tab/>if S &lt; S' .</text:p>
      <text:p text:style-name="P3"><text:tab/><text:tab/>ceq vender(HI [S, P] HD, S', C) = vender(HI, S', C) [S, P] HD</text:p>
      <text:p text:style-name="P3"><text:tab/><text:tab/><text:tab/>if S &gt; S' .</text:p>
      <text:p text:style-name="P3"/>
      <text:p text:style-name="_2a_TextoCuerpo_5f_comentario"><text:tab/>******************************</text:p>
      <text:p text:style-name="_2a_TextoCuerpo_5f_comentario"><text:tab/>*** EJERCICIO 2 - INICIO</text:p>
      <text:p text:style-name="_2a_TextoCuerpo_5f_comentario"><text:tab/>***</text:p>
      <text:p text:style-name="P3"><text:tab/>op inorden : ABB -&gt; Lista .</text:p>
      <text:p text:style-name="P3"><text:tab/><text:tab/>eq inorden(vacio) = nil .</text:p>
      <text:p text:style-name="P3"><text:tab/><text:tab/>eq inorden(HI [S, P] HD) = inorden(HI) S inorden(HD) .</text:p>
      <text:p text:style-name="_2a_TextoCuerpo_5f_comentario"><text:tab/>***</text:p>
      <text:p text:style-name="_2a_TextoCuerpo_5f_comentario"><text:tab/>*** EJERCICIO 2 - FIN</text:p>
      <text:p text:style-name="_2a_TextoCuerpo_5f_comentario"><text:tab/>******************************</text:p>
      <text:p text:style-name="P3">endfm</text:p>
      <text:p text:style-name="P3"/>
      <text:p text:style-name="P3"/>
      <text:p text:style-name="_2a_TextoCuerpo_5f_comentario">******************************</text:p>
      <text:p text:style-name="_2a_TextoCuerpo_5f_comentario">*** EJERCICIO 3 - INICIO</text:p>
      <text:p text:style-name="_2a_TextoCuerpo_5f_comentario">***</text:p>
      <text:p text:style-name="P3">red inorden((vacio ["Alien", &lt; 3, 10 &gt;] vacio) ["Gladiator", &lt; 5, 15 &gt;] (vacio ["Harry Potter", &lt; 4, 20 &gt;] vacio)) .</text:p>
      <text:p text:style-name="_2a_TextoCuerpo_5f_comentario">***</text:p>
      <text:p text:style-name="_2a_TextoCuerpo_5f_comentario">*** EJERCICIO 3 - FIN</text:p>
      <text:p text:style-name="_2a_TextoCuerpo_5f_comentario">******************************</text:p>
      <text:p text:style-name="P3"/>
      <text:p text:style-name="P3"/>
      <text:p text:style-name="P3">fmod GENTE is</text:p>
      <text:p text:style-name="P3"><text:tab/>pr STRING .</text:p>
      <text:p text:style-name="P3"/>
      <text:p text:style-name="P3"><text:tab/>sorts Gente Comprador Representante .</text:p>
      <text:p text:style-name="P3"><text:tab/>subsort Comprador Representante &lt; Gente .</text:p>
      <text:p text:style-name="P3"/>
      <text:p text:style-name="P3"><text:tab/>op nadie : -&gt; Gente [ctor] .</text:p>
      <text:p text:style-name="P3"><text:tab/>op __ : Gente Gente -&gt; Gente [ctor assoc comm id: nadie] .</text:p>
      <text:p text:style-name="P3"/>
      <text:p text:style-name="P3"><text:tab/>op comprador : String Nat -&gt; Comprador [ctor] .</text:p>
      <text:p text:style-name="P3"><text:tab/>op representante : String Nat Nat -&gt; Representante [ctor] .</text:p>
      <text:p text:style-name="P3"/>
      <text:p text:style-name="P3"/>
      <text:p text:style-name="_2a_TextoCuerpo_5f_comentario"><text:tab/>******************************</text:p>
      <text:p text:style-name="_2a_TextoCuerpo_5f_comentario"><text:tab/>*** EJERCICIO 6A - INICIO</text:p>
      <text:p text:style-name="_2a_TextoCuerpo_5f_comentario"><text:tab/>***</text:p>
      <text:p text:style-name="P3"><text:tab/>sort TipoCompra .<text:tab/><text:span text:style-name="_2a_TextoCuerpo_5f_comentario">*** Basta un natural o un booleano. Hago esto por complicarlo un poco.</text:span></text:p>
      <text:p text:style-name="P3"><text:soft-page-break/><text:tab/>ops libro peli : -&gt; TipoCompra [ctor] .</text:p>
      <text:p text:style-name="P3"/>
      <text:p text:style-name="P3"><text:tab/>op comprador : String Nat TipoCompra -&gt; Comprador [ctor] .</text:p>
      <text:p text:style-name="P3"><text:tab/>op representante : String Nat Nat TipoCompra -&gt; Representante [ctor] .</text:p>
      <text:p text:style-name="_2a_TextoCuerpo_5f_comentario"><text:tab/>***</text:p>
      <text:p text:style-name="_2a_TextoCuerpo_5f_comentario"><text:tab/>*** EJERCICIO 6A - FIN</text:p>
      <text:p text:style-name="_2a_TextoCuerpo_5f_comentario"><text:tab/>******************************</text:p>
      <text:p text:style-name="P3">endfm</text:p>
      <text:p text:style-name="P3"/>
      <text:p text:style-name="P3"/>
      <text:p text:style-name="P3">mod TIENDA is</text:p>
      <text:p text:style-name="P3"><text:tab/>pr GENTE .</text:p>
      <text:p text:style-name="P3"><text:tab/>pr ABB .</text:p>
      <text:p text:style-name="P3"/>
      <text:p text:style-name="_2a_TextoCuerpo_5f_comentario"><text:tab/>*** Catalogo de peliculas, de libros y dinero en caja.</text:p>
      <text:p text:style-name="P3"><text:tab/>sort Tienda .</text:p>
      <text:p text:style-name="P3"><text:tab/>op [_|_,_,_] : Gente ABB ABB Nat -&gt; Tienda [ctor] .</text:p>
      <text:p text:style-name="P3"/>
      <text:p text:style-name="P3"><text:tab/>var <text:s/>G : Gente .</text:p>
      <text:p text:style-name="P3"><text:tab/>var <text:s/>S : String .</text:p>
      <text:p text:style-name="P3"><text:tab/>vars N D D' V : Nat .</text:p>
      <text:p text:style-name="P3"><text:tab/>vars P P' L L' : ABB .</text:p>
      <text:p text:style-name="P3"><text:tab/>var <text:s/>T : TipoCompra . <text:span text:style-name="_2a_TextoCuerpo_5f_comentario">*** Para ejercicio 6</text:span></text:p>
      <text:p text:style-name="P3"/>
      <text:p text:style-name="P3"><text:tab/>crl [venta-peli] : [ comprador(S, N) G | P, L, D ]</text:p>
      <text:p text:style-name="P3"><text:tab/><text:tab/>=&gt; [ G | vender(P, S, N), L, D + (precio(P, S) * N) ]</text:p>
      <text:p text:style-name="P3"><text:tab/><text:tab/>if cantidad(P, S) &gt;= N .</text:p>
      <text:p text:style-name="P3"/>
      <text:p text:style-name="P3"><text:tab/>crl [venta-libro] : [ comprador(S, N) G | P, L, D ]</text:p>
      <text:p text:style-name="P3"><text:tab/><text:tab/>=&gt; [ G | P, vender(L, S, N), D + (precio(L, S) * N) ]</text:p>
      <text:p text:style-name="P3"><text:tab/><text:tab/>if cantidad(L, S) &gt;= N .</text:p>
      <text:p text:style-name="P3"/>
      <text:p text:style-name="P3"><text:tab/>crl [nuevas-pelis] : [ representante(S, N, V) G | P, L, D ]</text:p>
      <text:p text:style-name="P3"><text:tab/><text:tab/>=&gt; [ G | insertar(P, S, &lt; N, V * 2 &gt;), L, sd(D, N * V) ]</text:p>
      <text:p text:style-name="P3"><text:tab/><text:tab/>if N * V &lt;= D .</text:p>
      <text:p text:style-name="P3"/>
      <text:p text:style-name="P3"><text:tab/>crl [nuevos-libros] : [ representante(S, N, V) G | P, L, D ]</text:p>
      <text:p text:style-name="P3"><text:tab/><text:tab/>=&gt; [ G | P, insertar(L, S, &lt; N, V * 2 &gt;), sd(D, N * V) ]</text:p>
      <text:p text:style-name="P3"><text:tab/><text:tab/>if N * V &lt;= D .</text:p>
      <text:p text:style-name="P3"/>
      <text:p text:style-name="P3"/>
      <text:p text:style-name="_2a_TextoCuerpo_5f_comentario"><text:tab/>******************************</text:p>
      <text:p text:style-name="_2a_TextoCuerpo_5f_comentario"><text:tab/>*** EJERCICIO 4 - INICIO</text:p>
      <text:p text:style-name="_2a_TextoCuerpo_5f_comentario"><text:tab/>***</text:p>
      <text:p text:style-name="P3"><text:tab/>crl [venta-peli1] : [ comprador(S, s(N)) G | P, L, D ]</text:p>
      <text:p text:style-name="P3"><text:tab/><text:tab/>=&gt; [ comprador(S, N) G | vender(P, S, 1), L, D + precio(P, S) ]</text:p>
      <text:p text:style-name="P3"><text:tab/><text:tab/>if cantidad(P, S) &gt; 0 .</text:p>
      <text:p text:style-name="P3"/>
      <text:p text:style-name="P3"><text:tab/>crl [venta-libro1] : [ comprador(S, s(N)) G | P, L, D ]</text:p>
      <text:p text:style-name="P3"><text:tab/><text:tab/>=&gt; [ comprador(S, N) G | P, vender(L, S, 1), D + precio(L, S) ]</text:p>
      <text:p text:style-name="P3"><text:tab/><text:tab/>if cantidad(L, S) &gt; 0 .</text:p>
      <text:p text:style-name="P3"/>
      <text:p text:style-name="P3"><text:tab/>eq comprador(S, 0) = nadie . <text:span text:style-name="_2a_TextoCuerpo_5f_comentario">*** Podria ser una regla</text:span></text:p>
      <text:p text:style-name="_2a_TextoCuerpo_5f_comentario"><text:tab/>***</text:p>
      <text:p text:style-name="_2a_TextoCuerpo_5f_comentario"><text:tab/>*** EJERCICIO 4 - FIN</text:p>
      <text:p text:style-name="_2a_TextoCuerpo_5f_comentario"><text:tab/>******************************</text:p>
      <text:p text:style-name="P3"/>
      <text:p text:style-name="P3"/>
      <text:p text:style-name="_2a_TextoCuerpo_5f_comentario"><text:tab/>******************************</text:p>
      <text:p text:style-name="_2a_TextoCuerpo_5f_comentario"><text:tab/>*** EJERCICIO 5 - INICIO</text:p>
      <text:p text:style-name="_2a_TextoCuerpo_5f_comentario"><text:tab/>***</text:p>
      <text:p text:style-name="P3"><text:tab/>crl [nuevas-pelis1] : [ representante(S, s(N), V) G | P, L, D ]</text:p>
      <text:p text:style-name="P3"><text:tab/><text:tab/>=&gt; [ representante(S, N, V) G | insertar(P, S, &lt; 1, V * 2 &gt;), L, sd(D, V) ]</text:p>
      <text:p text:style-name="P3"><text:soft-page-break/><text:tab/><text:tab/>if V &lt;= D .</text:p>
      <text:p text:style-name="P3"/>
      <text:p text:style-name="P3"><text:tab/>crl [nuevos-libros1] : [ representante(S, s(N), V) G | P, L, D ]</text:p>
      <text:p text:style-name="P3"><text:tab/><text:tab/>=&gt; [ representante(S, N, V) G | P, insertar(L, S, &lt; 1, V * 2 &gt;), sd(D, V) ]</text:p>
      <text:p text:style-name="P3"><text:tab/><text:tab/>if V &lt;= D .</text:p>
      <text:p text:style-name="P3"/>
      <text:p text:style-name="P3"><text:tab/>eq representante(S, 0, V) = nadie .</text:p>
      <text:p text:style-name="_2a_TextoCuerpo_5f_comentario"><text:tab/>***</text:p>
      <text:p text:style-name="_2a_TextoCuerpo_5f_comentario"><text:tab/>*** EJERCICIO 5 - FIN</text:p>
      <text:p text:style-name="_2a_TextoCuerpo_5f_comentario"><text:tab/>******************************</text:p>
      <text:p text:style-name="P3"/>
      <text:p text:style-name="P3"/>
      <text:p text:style-name="_2a_TextoCuerpo_5f_comentario"><text:tab/>******************************</text:p>
      <text:p text:style-name="_2a_TextoCuerpo_5f_comentario"><text:tab/>*** EJERCICIO 6B - INICIO</text:p>
      <text:p text:style-name="_2a_TextoCuerpo_5f_comentario"><text:tab/>***</text:p>
      <text:p text:style-name="P3"><text:tab/>crl [venta-peli1] : [ comprador(S, s(N), peli) G | P, L, D ]</text:p>
      <text:p text:style-name="P3"><text:tab/><text:tab/>=&gt; [ comprador(S, N, peli) G | vender(P, S, 1), L, D + precio(P, S) ]</text:p>
      <text:p text:style-name="P3"><text:tab/><text:tab/>if cantidad(P, S) &gt; 0 .</text:p>
      <text:p text:style-name="P3"/>
      <text:p text:style-name="P3"><text:tab/>crl [venta-libro1] : [ comprador(S, s(N), libro) G | P, L, D ]</text:p>
      <text:p text:style-name="P3"><text:tab/><text:tab/>=&gt; [ comprador(S, N, libro) G | P, vender(L, S, 1), D + precio(L, S) ]</text:p>
      <text:p text:style-name="P3"><text:tab/><text:tab/>if cantidad(L, S) &gt; 0 .</text:p>
      <text:p text:style-name="P3"/>
      <text:p text:style-name="P3"><text:tab/></text:p>
      <text:p text:style-name="P3"><text:tab/>eq comprador(S, 0, T) = nadie . <text:span text:style-name="_2a_TextoCuerpo_5f_comentario">*** Podria ser una regla</text:span></text:p>
      <text:p text:style-name="P3"/>
      <text:p text:style-name="P3"><text:tab/>crl [nuevas-pelis1] : [ representante(S, s(N), V, peli) G | P, L, D ]</text:p>
      <text:p text:style-name="P3"><text:tab/><text:tab/>=&gt; [ representante(S, N, V, peli) G | insertar(P, S, &lt; 1, V * 2 &gt;), L, sd(D, V) ]</text:p>
      <text:p text:style-name="P3"><text:tab/><text:tab/>if V &lt;= D .</text:p>
      <text:p text:style-name="P3"/>
      <text:p text:style-name="P3"><text:tab/>crl [nuevos-libros1] : [ representante(S, s(N), V, libro) G | P, L, D ]</text:p>
      <text:p text:style-name="P3"><text:tab/><text:tab/>=&gt; [ representante(S, N, V, libro) G | P, insertar(L, S, &lt; 1, V * 2 &gt;), sd(D, V) ]</text:p>
      <text:p text:style-name="P3"><text:tab/><text:tab/>if V &lt;= D .</text:p>
      <text:p text:style-name="P3"/>
      <text:p text:style-name="P3"><text:tab/>eq representante(S, 0, V, T) = nadie .</text:p>
      <text:p text:style-name="_2a_TextoCuerpo_5f_comentario"><text:tab/>***</text:p>
      <text:p text:style-name="_2a_TextoCuerpo_5f_comentario"><text:tab/>*** EJERCICIO 6B - FIN</text:p>
      <text:p text:style-name="_2a_TextoCuerpo_5f_comentario"><text:tab/>******************************</text:p>
      <text:p text:style-name="P3">endm</text:p>
      <text:p text:style-name="P3"/>
      <text:p text:style-name="P3"/>
      <text:p text:style-name="_2a_TextoCuerpo_5f_comentario">******************************</text:p>
      <text:p text:style-name="_2a_TextoCuerpo_5f_comentario">*** EJERCICIO 7 - INICIO</text:p>
      <text:p text:style-name="_2a_TextoCuerpo_5f_comentario">***</text:p>
      <text:p text:style-name="P3">mod EJEMPLO is</text:p>
      <text:p text:style-name="P3"><text:tab/>pr TIENDA .</text:p>
      <text:p text:style-name="P3"/>
      <text:p text:style-name="P3"><text:tab/>ops c1 c2 c3 : -&gt; Comprador .</text:p>
      <text:p text:style-name="P3"><text:tab/><text:tab/>eq c1 = comprador("a", 3) .</text:p>
      <text:p text:style-name="P3"><text:tab/><text:tab/>eq c2 = comprador("b", 2) .</text:p>
      <text:p text:style-name="P3"><text:tab/><text:tab/>eq c3 = comprador("c", 2) .</text:p>
      <text:p text:style-name="P3"><text:tab/><text:tab/>eq c3 = comprador("a", 2, peli) .</text:p>
      <text:p text:style-name="P3"/>
      <text:p text:style-name="P3"><text:tab/>ops r1 r2 r3 : -&gt; Representante .</text:p>
      <text:p text:style-name="P3"><text:tab/><text:tab/>eq r1 = representante("a", 1, 10) .</text:p>
      <text:p text:style-name="P3"><text:tab/><text:tab/>eq r2 = representante("b", 2, 20) .</text:p>
      <text:p text:style-name="P3"><text:tab/><text:tab/>eq r3 = representante("c", 3, 30) .</text:p>
      <text:p text:style-name="P3"><text:tab/><text:tab/>eq r3 = representante("d", 2, 20, libro) .</text:p>
      <text:p text:style-name="P3"/>
      <text:p text:style-name="P3"><text:tab/>op tienda : -&gt; Tienda .</text:p>
      <text:p text:style-name="P3"><text:tab/><text:tab/>eq tienda = [ c1 c2 c3 r1 r2 r3 | vacio, vacio, 100] .</text:p>
      <text:p text:style-name="P3">endm</text:p>
      <text:p text:style-name="P3">eof</text:p>
      <text:p text:style-name="P3"><text:soft-page-break/>rew tienda .</text:p>
      <text:p text:style-name="P3">frew tienda .</text:p>
      <text:p text:style-name="P3">search tienda =&gt;* [ G:Gente | P:ABB, L:ABB, D:Nat] s.t. D:Nat &gt; 100 .</text:p>
      <text:p text:style-name="P3">show path 7 .</text:p>
      <text:p text:style-name="_2a_TextoCuerpo_5f_comentario">***</text:p>
      <text:p text:style-name="_2a_TextoCuerpo_5f_comentario">*** EJERCICIO 7 - FIN</text:p>
      <text:p text:style-name="_2a_TextoCuerpo_5f_comentario">******************************</text:p>
      <text:p text:style-name="P8"/>
      <text:p text:style-name="P11">Ejercicio <text:span text:style-name="T7">1</text:span>: <text:span text:style-name="T8">Notación </text:span><text:span text:style-name="T7">Peano</text:span></text:p>
      <text:p text:style-name="_2a_TextoCuerpo">fmod Peano is</text:p>
      <text:p text:style-name="_2a_TextoCuerpo"/>
      <text:p text:style-name="_2a_TextoCuerpo"><text:s text:c="4"/>sort PeanoNat .</text:p>
      <text:p text:style-name="_2a_TextoCuerpo"><text:s text:c="4"/>vars N M : PeanoNat .</text:p>
      <text:p text:style-name="_2a_TextoCuerpo"/>
      <text:p text:style-name="_2a_TextoCuerpo"><text:s text:c="4"/>op 0 : -&gt; PeanoNat [ctor] . <text:s text:c="11"/><text:span text:style-name="_2a_TextoCuerpo_5f_comentario"><text:s/>*** 0 es un dato del tipo PeanoNat</text:span></text:p>
      <text:p text:style-name="_2a_TextoCuerpo"><text:s text:c="4"/>op s : PeanoNat -&gt; PeanoNat [ctor] . <text:s/><text:span text:style-name="_2a_TextoCuerpo_5f_comentario"><text:s text:c="2"/>*** s(PeanoNat) es un dato del tipo PeanoNat</text:span></text:p>
      <text:p text:style-name="_2a_TextoCuerpo"/>
      <text:p text:style-name="_2a_TextoCuerpo"><text:s text:c="4"/>op _+_ : PeanoNat PeanoNat -&gt; PeanoNat [assoc comm] .</text:p>
      <text:p text:style-name="_2a_TextoCuerpo"><text:s text:c="8"/>eq [s1] : 0 + N = N .</text:p>
      <text:p text:style-name="_2a_TextoCuerpo"><text:s text:c="8"/>eq [s2] : s(N) + M = s(N + M) .</text:p>
      <text:p text:style-name="_2a_TextoCuerpo"/>
      <text:p text:style-name="_2a_TextoCuerpo"><text:s text:c="4"/>op _*_ : PeanoNat PeanoNat -&gt; PeanoNat [assoc comm] .</text:p>
      <text:p text:style-name="_2a_TextoCuerpo"><text:s text:c="8"/>eq 0 * N = 0 .</text:p>
      <text:p text:style-name="_2a_TextoCuerpo"><text:s text:c="8"/>eq s(N) * M = M + (N * M) .</text:p>
      <text:p text:style-name="_2a_TextoCuerpo"/>
      <text:p text:style-name="_2a_TextoCuerpo"><text:s text:c="4"/>op esPositivo : PeanoNat -&gt; Bool .</text:p>
      <text:p text:style-name="_2a_TextoCuerpo"><text:s text:c="8"/>eq esPositivo(0) = false .</text:p>
      <text:p text:style-name="_2a_TextoCuerpo"><text:s text:c="8"/>eq esPositivo(s(N)) = true .</text:p>
      <text:p text:style-name="_2a_TextoCuerpo">endfm</text:p>
      <text:p text:style-name="_2a_TextoCuerpo"/>
      <text:p text:style-name="_2a_TextoCuerpo"/>
      <text:p text:style-name="_2a_TextoCuerpo"/>
      <text:p text:style-name="_2a_TextoCuerpo_5f_comentario">*******************</text:p>
      <text:p text:style-name="_2a_TextoCuerpo_5f_comentario">*** EJEMPLOS</text:p>
      <text:p text:style-name="_2a_TextoCuerpo_5f_comentario">*******************</text:p>
      <text:p text:style-name="_2a_TextoCuerpo"/>
      <text:p text:style-name="_2a_TextoCuerpo_5f_comentario">*** 1 + 2 = 3 | s(0) + s(s(0)) = s(s(s(0)))</text:p>
      <text:p text:style-name="_2a_TextoCuerpo">red s(0) + (s(s(0))) .</text:p>
      <text:p text:style-name="_2a_TextoCuerpo"/>
      <text:p text:style-name="_2a_TextoCuerpo_5f_comentario">*** 1 + 2 + 6 = 9 | s(0) + s(s(0)) + s(s(s(s(s(s(0)))))) = s(s(s(s(s(s(s(s(s(0)))))))))</text:p>
      <text:p text:style-name="_2a_TextoCuerpo">red s(0) + s(s(0)) + s(s(s(s(s(s(0)))))) .</text:p>
      <text:p text:style-name="_2a_TextoCuerpo"/>
      <text:p text:style-name="_2a_TextoCuerpo_5f_comentario">*** 2 * 3 = 6</text:p>
      <text:p text:style-name="_2a_TextoCuerpo">red s(s(0)) * s(s(s(0))) .</text:p>
      <text:p text:style-name="_2a_TextoCuerpo"/>
      <text:p text:style-name="_2a_TextoCuerpo_5f_comentario">*** 2 * 0 = 0</text:p>
      <text:p text:style-name="_2a_TextoCuerpo">red s(s(0)) * 0 .</text:p>
      <text:p text:style-name="_2a_TextoCuerpo"/>
      <text:p text:style-name="_2a_TextoCuerpo_5f_comentario">*** false</text:p>
      <text:p text:style-name="_2a_TextoCuerpo">red esPositivo(0) .</text:p>
      <text:p text:style-name="_2a_TextoCuerpo"/>
      <text:p text:style-name="_2a_TextoCuerpo">*** true</text:p>
      <text:p text:style-name="_2a_TextoCuerpo">red esPositivo(s(s(0))) .</text:p>
      <text:p text:style-name="P9"><text:span text:style-name="T1"/></text:p>
      <text:p text:style-name="P11"><text:span text:style-name="T1">Ejercicio </text:span><text:span text:style-name="T2">2: Pila </text:span><text:span text:style-name="T3">de enteros</text:span></text:p>
      <text:p text:style-name="_2a_TextoCuerpo">fmod PILA is</text:p>
      <text:p text:style-name="_2a_TextoCuerpo"><text:tab/>pr NAT .</text:p>
      <text:p text:style-name="_2a_TextoCuerpo"/>
      <text:p text:style-name="_2a_TextoCuerpo_5f_comentario"><text:tab/>***Tipo de datos</text:p>
      <text:p text:style-name="_2a_TextoCuerpo"><text:tab/>sort Pila .</text:p>
      <text:p text:style-name="_2a_TextoCuerpo"><text:tab/>var N : Nat .</text:p>
      <text:p text:style-name="_2a_TextoCuerpo"><text:tab/>var P : Pila .</text:p>
      <text:p text:style-name="_2a_TextoCuerpo"/>
      <text:p text:style-name="_2a_TextoCuerpo_5f_comentario"><text:tab/>***Constructores</text:p>
      <text:p text:style-name="_2a_TextoCuerpo"><text:tab/>op pila-vacia : -&gt; Pila [ctor] .</text:p>
      <text:p text:style-name="_2a_TextoCuerpo"><text:tab/>op apila : Nat Pila -&gt; Pila [ctor] .</text:p>
      <text:p text:style-name="_2a_TextoCuerpo_5f_comentario"><text:tab/></text:p>
      <text:p text:style-name="_2a_TextoCuerpo_5f_comentario"><text:tab/>*** <text:span text:style-name="T7">Operadores y funciones</text:span></text:p>
      <text:p text:style-name="_2a_TextoCuerpo"><text:tab/>op desapila : Pila -&gt; Pila .</text:p>
      <text:p text:style-name="_2a_TextoCuerpo"><text:tab/><text:tab/>eq desapila(pila-vacia) = pila-vacia .</text:p>
      <text:p text:style-name="_2a_TextoCuerpo"><text:tab/><text:tab/>eq desapila(apila(N, P)) = P .</text:p>
      <text:p text:style-name="P4"/>
      <text:p text:style-name="_2a_TextoCuerpo"><text:tab/>op cima : Pila ~&gt; Nat .</text:p>
      <text:p text:style-name="_2a_TextoCuerpo"><text:tab/><text:tab/>eq cima(apila(N, P)) = N .</text:p>
      <text:p text:style-name="_2a_TextoCuerpo">endfm</text:p>
      <text:p text:style-name="_2a_TextoCuerpo"><text:tab/><text:tab/></text:p>
      <text:p text:style-name="_2a_TextoCuerpo"/>
      <text:p text:style-name="_2a_TextoCuerpo"/>
      <text:p text:style-name="_2a_TextoCuerpo_5f_comentario">*******************</text:p>
      <text:p text:style-name="_2a_TextoCuerpo_5f_comentario">*** EJEMPLOS</text:p>
      <text:p text:style-name="_2a_TextoCuerpo_5f_comentario">*******************</text:p>
      <text:p text:style-name="_2a_TextoCuerpo"/>
      <text:p text:style-name="_2a_TextoCuerpo_5f_comentario">*** La pila con solo 7 se escribe apila(7, pila-vacia).</text:p>
      <text:p text:style-name="_2a_TextoCuerpo">red apila(7, pila-vacia) .</text:p>
      <text:p text:style-name="_2a_TextoCuerpo"/>
      <text:p text:style-name="_2a_TextoCuerpo_5f_comentario">*** La pila con 3 en la cima y 7 debajo se escribe apila(3, apila(7, pila-vacia))</text:p>
      <text:p text:style-name="_2a_TextoCuerpo">red apila(3, apila(7, pila-vacia)) .</text:p>
      <text:p text:style-name="_2a_TextoCuerpo"/>
      <text:p text:style-name="_2a_TextoCuerpo_5f_comentario">*** Si desapilamos nos quedamos con la anterior:</text:p>
      <text:p text:style-name="_2a_TextoCuerpo">red desapila(apila(3, apila(7, pila-vacia))) .</text:p>
      <text:p text:style-name="_2a_TextoCuerpo"/>
      <text:p text:style-name="_2a_TextoCuerpo_5f_comentario">*** La cima de la pila desapilada es 7</text:p>
      <text:p text:style-name="_2a_TextoCuerpo">red cima(desapila(apila(3, apila(7, pila-vacia)))) .</text:p>
      <text:p text:style-name="P11"><text:span text:style-name="T1">Ejercicio </text:span><text:span text:style-name="T3">3</text:span><text:span text:style-name="T2">: </text:span><text:span text:style-name="T3">Lista</text:span><text:span text:style-name="T2"> </text:span><text:span text:style-name="T3">de enteros</text:span></text:p>
      <text:p text:style-name="_2a_TextoCuerpo"/>
      <text:p text:style-name="_2a_TextoCuerpo_5f_comentario">***************************</text:p>
      <text:p text:style-name="_2a_TextoCuerpo_5f_comentario">*** MODULO PERSONA</text:p>
      <text:p text:style-name="_2a_TextoCuerpo_5f_comentario">***************************</text:p>
      <text:p text:style-name="_2a_TextoCuerpo">fmod PERSONA is</text:p>
      <text:p text:style-name="_2a_TextoCuerpo"><text:tab/>pr STRING .</text:p>
      <text:p text:style-name="_2a_TextoCuerpo"/>
      <text:p text:style-name="_2a_TextoCuerpo_5f_comentario"><text:s/><text:tab/>***Tipos de datos</text:p>
      <text:p text:style-name="_2a_TextoCuerpo"><text:tab/>sort Persona .</text:p>
      <text:p text:style-name="_2a_TextoCuerpo"/>
      <text:p text:style-name="_2a_TextoCuerpo_5f_comentario"><text:tab/>***Variables</text:p>
      <text:p text:style-name="_2a_TextoCuerpo"><text:tab/>vars S S' : String .</text:p>
      <text:p text:style-name="_2a_TextoCuerpo"><text:tab/>vars N N' : Nat .</text:p>
      <text:p text:style-name="_2a_TextoCuerpo"/>
      <text:p text:style-name="_2a_TextoCuerpo_5f_comentario"><text:tab/>***Constructores</text:p>
      <text:p text:style-name="_2a_TextoCuerpo"><text:tab/>op &lt;_,_&gt; : String Nat -&gt; Persona [ctor] .</text:p>
      <text:p text:style-name="_2a_TextoCuerpo"><text:tab/></text:p>
      <text:p text:style-name="_2a_TextoCuerpo_5f_comentario"><text:tab/>***Operadores</text:p>
      <text:p text:style-name="_2a_TextoCuerpo"><text:tab/>ops max min : Persona Persona -&gt; Persona [comm] .</text:p>
      <text:p text:style-name="_2a_TextoCuerpo"><text:tab/><text:tab/>ceq [max] : max(&lt; S, N &gt;, &lt; S', N' &gt;) = &lt; S, N &gt; if N &gt;= N' .</text:p>
      <text:p text:style-name="_2a_TextoCuerpo"><text:tab/><text:tab/>ceq [min] : min(&lt; S, N &gt;, &lt; S', N' &gt;) = &lt; S, N &gt; if N &lt;= N' .</text:p>
      <text:p text:style-name="_2a_TextoCuerpo"/>
      <text:p text:style-name="_2a_TextoCuerpo"><text:tab/>ops _&lt;=_ _&gt;_ : Persona Persona -&gt; Bool .</text:p>
      <text:p text:style-name="_2a_TextoCuerpo"><text:tab/><text:tab/>eq &lt; S, N &gt; &lt;= &lt; S', N' &gt; = N &lt;= N' .</text:p>
      <text:p text:style-name="_2a_TextoCuerpo"><text:tab/><text:tab/>eq &lt; S, N &gt; &gt; &lt; S', N' &gt; = N &gt; N' .</text:p>
      <text:p text:style-name="_2a_TextoCuerpo"/>
      <text:p text:style-name="_2a_TextoCuerpo"><text:tab/>ops a b c d : -&gt; Persona .</text:p>
      <text:p text:style-name="_2a_TextoCuerpo"><text:tab/><text:tab/>eq a = &lt; "a", 100 &gt; .</text:p>
      <text:p text:style-name="_2a_TextoCuerpo"><text:tab/><text:tab/>eq b = &lt; "b", 80 &gt; .</text:p>
      <text:p text:style-name="_2a_TextoCuerpo"><text:tab/><text:tab/>eq c = &lt; "c", 150 &gt; .</text:p>
      <text:p text:style-name="_2a_TextoCuerpo"><text:tab/><text:tab/>eq d = &lt; "d", 10 &gt; .</text:p>
      <text:p text:style-name="_2a_TextoCuerpo">endfm</text:p>
      <text:p text:style-name="_2a_TextoCuerpo"/>
      <text:p text:style-name="_2a_TextoCuerpo"/>
      <text:p text:style-name="_2a_TextoCuerpo_5f_comentario">***************************</text:p>
      <text:p text:style-name="_2a_TextoCuerpo_5f_comentario">*** MODULO LISTA</text:p>
      <text:p text:style-name="_2a_TextoCuerpo_5f_comentario">***************************</text:p>
      <text:p text:style-name="_2a_TextoCuerpo">fmod LISTA is</text:p>
      <text:p text:style-name="_2a_TextoCuerpo"><text:tab/>pr PERSONA .</text:p>
      <text:p text:style-name="_2a_TextoCuerpo"><text:tab/></text:p>
      <text:p text:style-name="_2a_TextoCuerpo_5f_comentario"><text:s/><text:tab/>***Tipos de datos</text:p>
      <text:p text:style-name="_2a_TextoCuerpo"><text:tab/>sorts Lista ListaOrd .</text:p>
      <text:p text:style-name="_2a_TextoCuerpo"><text:tab/>subsort Persona &lt; ListaOrd &lt; Lista .</text:p>
      <text:p text:style-name="_2a_TextoCuerpo"/>
      <text:p text:style-name="_2a_TextoCuerpo_5f_comentario"><text:tab/>***Variables</text:p>
      <text:p text:style-name="_2a_TextoCuerpo"><text:tab/>vars P P' : Persona .</text:p>
      <text:p text:style-name="_2a_TextoCuerpo"><text:tab/>vars L L' : Lista .</text:p>
      <text:p text:style-name="_2a_TextoCuerpo"><text:tab/>var <text:s/>LO : ListaOrd .</text:p>
      <text:p text:style-name="_2a_TextoCuerpo"/>
      <text:p text:style-name="_2a_TextoCuerpo_5f_comentario"><text:tab/>***Constructores</text:p>
      <text:p text:style-name="_2a_TextoCuerpo"><text:tab/>op lv : -&gt; ListaOrd [ctor] .</text:p>
      <text:p text:style-name="_2a_TextoCuerpo"><text:tab/>op __ : Lista Lista -&gt; Lista [ctor assoc id: lv] .</text:p>
      <text:p text:style-name="_2a_TextoCuerpo"/>
      <text:p text:style-name="_2a_TextoCuerpo"/>
      <text:p text:style-name="_2a_TextoCuerpo"><text:tab/>cmb P P' L : ListaOrd</text:p>
      <text:p text:style-name="_2a_TextoCuerpo"><text:tab/><text:tab/>if P &lt;= P' /\</text:p>
      <text:p text:style-name="_2a_TextoCuerpo"><text:tab/><text:tab/><text:tab/>P' L : ListaOrd .</text:p>
      <text:p text:style-name="_2a_TextoCuerpo"/>
      <text:p text:style-name="_2a_TextoCuerpo"><text:tab/>op head : Lista ~&gt; Persona .</text:p>
      <text:p text:style-name="_2a_TextoCuerpo"><text:soft-page-break/><text:tab/><text:tab/>eq head(P L) = P .</text:p>
      <text:p text:style-name="_2a_TextoCuerpo"/>
      <text:p text:style-name="_2a_TextoCuerpo"><text:tab/>op tail : Lista ~&gt; Lista .</text:p>
      <text:p text:style-name="_2a_TextoCuerpo"><text:tab/><text:tab/>eq tail(P L) = L .</text:p>
      <text:p text:style-name="_2a_TextoCuerpo"/>
      <text:p text:style-name="_2a_TextoCuerpo"><text:tab/>op tam : Lista -&gt; Nat .</text:p>
      <text:p text:style-name="_2a_TextoCuerpo"><text:tab/><text:tab/>eq tam(lv) = 0 .</text:p>
      <text:p text:style-name="_2a_TextoCuerpo"><text:tab/><text:tab/>eq tam(P L) = s(tam(L)) .</text:p>
      <text:p text:style-name="_2a_TextoCuerpo"/>
      <text:p text:style-name="_2a_TextoCuerpo"><text:tab/>op esta? : Lista Persona -&gt; Bool .</text:p>
      <text:p text:style-name="_2a_TextoCuerpo"><text:tab/><text:tab/>eq esta?(L P L', P) = true .</text:p>
      <text:p text:style-name="_2a_TextoCuerpo"><text:tab/><text:tab/>eq esta?(L, P) = false [owise] .</text:p>
      <text:p text:style-name="_2a_TextoCuerpo"/>
      <text:p text:style-name="_2a_TextoCuerpo"><text:tab/>op ordena : Lista -&gt; Lista .</text:p>
      <text:p text:style-name="_2a_TextoCuerpo"><text:tab/><text:tab/>ceq ordena(L P P' L') = ordena(L P' P L')</text:p>
      <text:p text:style-name="_2a_TextoCuerpo"><text:tab/><text:tab/><text:tab/>if P &gt; P' .</text:p>
      <text:p text:style-name="_2a_TextoCuerpo"><text:tab/><text:tab/>eq ordena(L) = L [owise] .</text:p>
      <text:p text:style-name="_2a_TextoCuerpo"/>
      <text:p text:style-name="_2a_TextoCuerpo"><text:tab/>op inserta-ord : ListaOrd Persona -&gt; ListaOrd .</text:p>
      <text:p text:style-name="_2a_TextoCuerpo"><text:tab/><text:tab/>eq inserta-ord(lv, P) = P .</text:p>
      <text:p text:style-name="_2a_TextoCuerpo"><text:tab/><text:tab/>eq inserta-ord(P L, P') = if P &lt;= P'</text:p>
      <text:p text:style-name="_2a_TextoCuerpo"><text:tab/><text:tab/><text:tab/>then P inserta-ord(L, P')</text:p>
      <text:p text:style-name="_2a_TextoCuerpo"><text:tab/><text:tab/><text:tab/>else P' P L</text:p>
      <text:p text:style-name="_2a_TextoCuerpo"><text:tab/><text:tab/><text:tab/>fi .</text:p>
      <text:p text:style-name="_2a_TextoCuerpo"/>
      <text:p text:style-name="_2a_TextoCuerpo"><text:tab/>op ordena-por-insercion : ListaOrd -&gt; ListaOrd .</text:p>
      <text:p text:style-name="_2a_TextoCuerpo"><text:tab/><text:tab/>eq ordena-por-insercion(lv) = lv .</text:p>
      <text:p text:style-name="_2a_TextoCuerpo"><text:tab/><text:tab/>ceq ordena-por-insercion(P L) = inserta-ord(L', P)</text:p>
      <text:p text:style-name="_2a_TextoCuerpo"><text:tab/><text:tab/><text:tab/>if L' := ordena-por-insercion(L) .</text:p>
      <text:p text:style-name="_2a_TextoCuerpo">endfm</text:p>
      <text:p text:style-name="_2a_TextoCuerpo"/>
      <text:p text:style-name="_2a_TextoCuerpo_5f_comentario"/>
      <text:p text:style-name="_2a_TextoCuerpo_5f_comentario">*******************</text:p>
      <text:p text:style-name="_2a_TextoCuerpo_5f_comentario">*** EJEMPLOS</text:p>
      <text:p text:style-name="_2a_TextoCuerpo_5f_comentario">*******************</text:p>
      <text:p text:style-name="_2a_TextoCuerpo_5f_comentario"><text:tab/>***Texteo modulo PERSONA</text:p>
      <text:p text:style-name="_2a_TextoCuerpo"><text:tab/>red a .</text:p>
      <text:p text:style-name="_2a_TextoCuerpo"><text:tab/>red a &lt;= b .</text:p>
      <text:p text:style-name="_2a_TextoCuerpo"><text:tab/>red a &gt; b .</text:p>
      <text:p text:style-name="_2a_TextoCuerpo"><text:tab/>red max(a, b) .</text:p>
      <text:p text:style-name="_2a_TextoCuerpo"/>
      <text:p text:style-name="_2a_TextoCuerpo_5f_comentario"><text:tab/>***Texteo modulo PERSONA</text:p>
      <text:p text:style-name="_2a_TextoCuerpo"><text:tab/>red a b c d .</text:p>
      <text:p text:style-name="_2a_TextoCuerpo"><text:tab/>red tail(a b c d) .</text:p>
      <text:p text:style-name="_2a_TextoCuerpo"><text:tab/>red head(a b c d) .</text:p>
      <text:p text:style-name="_2a_TextoCuerpo"><text:tab/>red tam(a b c d) .</text:p>
      <text:p text:style-name="_2a_TextoCuerpo"><text:tab/>red esta?(a b c, d) .</text:p>
      <text:p text:style-name="_2a_TextoCuerpo"><text:tab/>red esta?(a b c d, d) .</text:p>
      <text:p text:style-name="_2a_TextoCuerpo"><text:tab/>red a d .</text:p>
      <text:p text:style-name="_2a_TextoCuerpo"><text:tab/>red d a .</text:p>
      <text:p text:style-name="_2a_TextoCuerpo"><text:tab/>red ordena(a b c d) .</text:p>
      <text:p text:style-name="_2a_TextoCuerpo"><text:tab/>red inserta-ord(a, b) .</text:p>
      <text:p text:style-name="_2a_TextoCuerpo"><text:tab/>red inserta-ord(inserta-ord(inserta-ord(inserta-ord(lv, a), b), c), d) .</text:p>
      <text:p text:style-name="_2a_TextoCuerpo_5f_comentario"/>
      <text:p text:style-name="_2a_TextoCuerpo_5f_comentario"><text:tab/>***Texteo modulo CONJUNTO</text:p>
      <text:p text:style-name="_2a_TextoCuerpo"><text:tab/>red a, b, c, d .</text:p>
      <text:p text:style-name="_2a_TextoCuerpo"/>
      <text:p text:style-name="_2a_TextoCuerpo_5f_comentario"><text:tab/>***Texteo modulo UNIVERSIDAD</text:p>
      <text:p text:style-name="P12">Ejercicio <text:span text:style-name="T8">4</text:span><text:span text:style-name="T7">: </text:span><text:span text:style-name="T8">Juego de vasijas</text:span></text:p>
      <text:p text:style-name="_2a_TextoCuerpo">mod DIE-HARD is</text:p>
      <text:p text:style-name="_2a_TextoCuerpo"><text:s text:c="4"/>protecting NAT .</text:p>
      <text:p text:style-name="_2a_TextoCuerpo"/>
      <text:p text:style-name="_2a_TextoCuerpo_5f_comentario"><text:tab/>*** Tipos de datos y variables</text:p>
      <text:p text:style-name="_2a_TextoCuerpo"><text:s text:c="4"/>sorts Vasija ConjVasija .</text:p>
      <text:p text:style-name="_2a_TextoCuerpo"><text:s text:c="4"/>subsort Vasija &lt; ConjVasija .</text:p>
      <text:p text:style-name="_2a_TextoCuerpo"><text:s text:c="4"/>vars M1 N1 M2 N2 : Nat .</text:p>
      <text:p text:style-name="_2a_TextoCuerpo"/>
      <text:p text:style-name="_2a_TextoCuerpo_5f_comentario"><text:tab/>*** Constructores y reglas de reescritura</text:p>
      <text:p text:style-name="_2a_TextoCuerpo"><text:s text:c="4"/>op vasija : Nat Nat -&gt; Vasija [ctor] . <text:s text:c="2"/>*** Capacidad / Contenido actual</text:p>
      <text:p text:style-name="_2a_TextoCuerpo"><text:s text:c="4"/><text:tab/>rl [vacia] : vasija(M1, N1) =&gt; vasija(M1, 0) .</text:p>
      <text:p text:style-name="_2a_TextoCuerpo"><text:s text:c="4"/><text:tab/>rl [llena] : vasija(M1, N1) =&gt; vasija(M1, M1) .</text:p>
      <text:p text:style-name="_2a_TextoCuerpo"><text:s text:c="4"/>op __ : ConjVasija ConjVasija -&gt; ConjVasija [ctor assoc comm] .</text:p>
      <text:p text:style-name="_2a_TextoCuerpo"><text:s text:c="4"/></text:p>
      <text:p text:style-name="_2a_TextoCuerpo"/>
      <text:p text:style-name="_2a_TextoCuerpo_5f_comentario"><text:tab/>***Operadores</text:p>
      <text:p text:style-name="_2a_TextoCuerpo"><text:tab/>op initial : -&gt; ConjVasija .</text:p>
      <text:p text:style-name="_2a_TextoCuerpo"><text:s text:c="4"/><text:tab/><text:tab/>eq initial = vasija(3, 0) vasija(5, 0) vasija(8,0) .</text:p>
      <text:p text:style-name="_2a_TextoCuerpo"><text:s text:c="4"/></text:p>
      <text:p text:style-name="_2a_TextoCuerpo"><text:tab/>crl [transfer1] : vasija(M1, N1) vasija(M2, N2) =&gt; vasija(M1, 0) vasija(M2, N1 + N2)</text:p>
      <text:p text:style-name="_2a_TextoCuerpo"><text:s text:c="4"/><text:tab/><text:tab/>if N1 + N2 &lt;= M2 .</text:p>
      <text:p text:style-name="_2a_TextoCuerpo"><text:s text:c="4"/></text:p>
      <text:p text:style-name="_2a_TextoCuerpo"><text:tab/>crl [transfer2] : vasija(M1, N1) vasija(M2, N2) =&gt; vasija(M1, sd(N1 + N2, M2)) vasija(M2, M2)</text:p>
      <text:p text:style-name="_2a_TextoCuerpo"><text:s text:c="4"/><text:tab/><text:tab/><text:span text:style-name="T1">if</text:span> N1 + N2 &gt; M2 .</text:p>
      <text:p text:style-name="_2a_TextoCuerpo"/>
      <text:p text:style-name="_2a_TextoCuerpo"><text:span text:style-name="T8">E</text:span>ndm</text:p>
      <text:p text:style-name="_2a_TextoCuerpo"/>
      <text:p text:style-name="_2a_TextoCuerpo_5f_comentario">***(</text:p>
      <text:p text:style-name="_2a_TextoCuerpo_5f_comentario">Maude&gt; search [1] initial =&gt;* vasija(N:Nat, 4) B:ConjVasija .</text:p>
      <text:p text:style-name="_2a_TextoCuerpo_5f_comentario"><text:tab/>search in DIE-HARD : initial =&gt;* B:ConjVasija vasija(N:Nat, 4) .</text:p>
      <text:p text:style-name="P7"/>
      <text:p text:style-name="_2a_TextoCuerpo_5f_comentario"><text:tab/>Solution 1 (state 75)</text:p>
      <text:p text:style-name="_2a_TextoCuerpo_5f_comentario"><text:tab/>states: 76 <text:s/>rewrites: 2134 in 0ms cpu (8ms real) (~ rewrites/second)</text:p>
      <text:p text:style-name="_2a_TextoCuerpo_5f_comentario"><text:tab/>B:ConjVasija --&gt; vasija(3, 3) vasija(8, 3)</text:p>
      <text:p text:style-name="_2a_TextoCuerpo_5f_comentario"><text:tab/>N:Nat --&gt; 5</text:p>
      <text:p text:style-name="_2a_TextoCuerpo_5f_comentario"/>
      <text:p text:style-name="_2a_TextoCuerpo_5f_comentario"/>
      <text:p text:style-name="_2a_TextoCuerpo_5f_comentario">Maude&gt; show path 75 .</text:p>
      <text:p text:style-name="_2a_TextoCuerpo_5f_comentario"><text:tab/>state 0, ConjVasija: vasija(3, 0) vasija(5, 0) vasija(8, 0)</text:p>
      <text:p text:style-name="_2a_TextoCuerpo_5f_comentario"><text:tab/>===[ rl vasija(M1, N1) =&gt; vasija(M1, M1) [label fill] . ]===&gt;</text:p>
      <text:p text:style-name="_2a_TextoCuerpo_5f_comentario"><text:tab/>state 2, ConjVasija: vasija(3, 0) vasija(5, 5) vasija(8, 0)</text:p>
      <text:p text:style-name="_2a_TextoCuerpo_5f_comentario"><text:tab/>===[ crl vasija(M1, N1) vasija(M2, N2) =&gt; vasija(M1, sd(M2, N1 + N2))</text:p>
      <text:p text:style-name="_2a_TextoCuerpo_5f_comentario"><text:tab/>vasija(M2, M2) if N1 + N2 &gt; M2 = true [label transfer2] . ]===&gt;</text:p>
      <text:p text:style-name="_2a_TextoCuerpo_5f_comentario"><text:tab/>state 9, ConjVasija: vasija(3, 3) vasija(5, 2) vasija(8, 0)</text:p>
      <text:p text:style-name="_2a_TextoCuerpo_5f_comentario"><text:tab/>===[ crl vasija(M1, N1) vasija(M2, N2) =&gt; vasija(M1, 0) vasija(M2, N1 + N2)</text:p>
      <text:p text:style-name="_2a_TextoCuerpo_5f_comentario"><text:tab/>if N1 + N2 &lt;= M2 = true [label transfer1] . ]===&gt;</text:p>
      <text:p text:style-name="_2a_TextoCuerpo_5f_comentario"><text:tab/>state 20, ConjVasija: vasija(3, 0) vasija(5, 2) vasija(8, 3)</text:p>
      <text:p text:style-name="_2a_TextoCuerpo_5f_comentario"><text:tab/>===[ crl vasija(M1, N1) vasija(M2, N2) =&gt; vasija(M1, 0) vasija(M2, N1 + N2)</text:p>
      <text:p text:style-name="_2a_TextoCuerpo_5f_comentario"><text:tab/>if N1 + N2 &lt;= M2 = true [label transfer1] . ]===&gt;</text:p>
      <text:p text:style-name="_2a_TextoCuerpo_5f_comentario"><text:tab/>state 37, ConjVasija: vasija(3, 2) vasija(5, 0) vasija(8, 3)</text:p>
      <text:p text:style-name="_2a_TextoCuerpo_5f_comentario"><text:tab/>===[ rl vasija(M1, N1) =&gt; vasija(M1, M1) [label fill] . ]===&gt;</text:p>
      <text:p text:style-name="_2a_TextoCuerpo_5f_comentario"><text:tab/>state 55, ConjVasija: vasija(3, 2) vasija(5, 5) vasija(8, 3)</text:p>
      <text:p text:style-name="_2a_TextoCuerpo_5f_comentario"><text:tab/>===[ crl vasija(M1, N1) vasija(M2, N2) =&gt; vasija(M1, sd(M2, N1 + N2))</text:p>
      <text:p text:style-name="_2a_TextoCuerpo_5f_comentario"><text:tab/>vasija(M2, <text:s/>M2) if N1 + N2 &gt; M2 = true [label transfer2] . ]===&gt;</text:p>
      <text:p text:style-name="_2a_TextoCuerpo_5f_comentario"><text:tab/>state 75, ConjVasija: vasija(3, 3) vasija(5, 4) vasija(8, 3)</text:p>
      <text:p text:style-name="_2a_TextoCuerpo_5f_comentario">)</text:p>
      <text:p text:style-name="P6"/>
      <text:p text:style-name="P13">Ejercicio <text:span text:style-name="T8">5</text:span><text:span text:style-name="T7">: </text:span><text:span text:style-name="T8">Elección de líder en un anillo</text:span></text:p>
      <text:p text:style-name="_2a_TextoCuerpo">load model-checker.maude</text:p>
      <text:p text:style-name="_2a_TextoCuerpo_5f_comentario"/>
      <text:p text:style-name="_2a_TextoCuerpo_5f_comentario">*** MODULO LIDER</text:p>
      <text:p text:style-name="_2a_TextoCuerpo_5f_comentario">***************************</text:p>
      <text:p text:style-name="_2a_TextoCuerpo">mod LIDER is</text:p>
      <text:p text:style-name="_2a_TextoCuerpo"><text:tab/>pr QID .</text:p>
      <text:p text:style-name="_2a_TextoCuerpo"/>
      <text:p text:style-name="_2a_TextoCuerpo_5f_comentario"><text:tab/>***Tipos de datos, subdatos y variables</text:p>
      <text:p text:style-name="_2a_TextoCuerpo"><text:tab/>sorts Mode Node Configuration Attribute AttributeSet Msg .</text:p>
      <text:p text:style-name="_2a_TextoCuerpo"><text:tab/>subsort Attribute &lt; AttributeSet .</text:p>
      <text:p text:style-name="_2a_TextoCuerpo"><text:tab/>subsort Msg Node &lt; Configuration .</text:p>
      <text:p text:style-name="_2a_TextoCuerpo"><text:tab/>var <text:s/>AtS : AttributeSet .</text:p>
      <text:p text:style-name="_2a_TextoCuerpo"><text:tab/>vars N N' : Nat .</text:p>
      <text:p text:style-name="_2a_TextoCuerpo"><text:tab/>vars O O' : Qid .</text:p>
      <text:p text:style-name="_2a_TextoCuerpo"/>
      <text:p text:style-name="_2a_TextoCuerpo_5f_comentario"><text:tab/>*** Constructores para los nodos</text:p>
      <text:p text:style-name="_2a_TextoCuerpo"><text:tab/>ops idle activo lider : -&gt; Mode [ctor] .</text:p>
      <text:p text:style-name="_2a_TextoCuerpo"/>
      <text:p text:style-name="_2a_TextoCuerpo"><text:tab/>op mt : -&gt; AttributeSet [ctor] .</text:p>
      <text:p text:style-name="_2a_TextoCuerpo"><text:tab/>op _,_ : AttributeSet AttributeSet -&gt; AttributeSet [ctor assoc comm id: mt] .</text:p>
      <text:p text:style-name="_2a_TextoCuerpo"/>
      <text:p text:style-name="_2a_TextoCuerpo"><text:tab/>op modo`:_ : Mode -&gt; Attribute [ctor] .</text:p>
      <text:p text:style-name="_2a_TextoCuerpo"><text:tab/>op prioridad`:_ : Nat -&gt; Attribute [ctor] .</text:p>
      <text:p text:style-name="_2a_TextoCuerpo"><text:tab/>op siguiente`:_ : Qid -&gt; Attribute [ctor] .</text:p>
      <text:p text:style-name="_2a_TextoCuerpo"/>
      <text:p text:style-name="_2a_TextoCuerpo"><text:tab/>op none : -&gt; Configuration [ctor] .</text:p>
      <text:p text:style-name="_2a_TextoCuerpo"><text:tab/>op __ : Configuration Configuration -&gt; Configuration [ctor assoc comm id: none] .</text:p>
      <text:p text:style-name="_2a_TextoCuerpo"/>
      <text:p text:style-name="_2a_TextoCuerpo_5f_comentario"><text:tab/>***Constructores para los mensajes</text:p>
      <text:p text:style-name="_2a_TextoCuerpo"><text:tab/>op &lt;_|_&gt; : Qid AttributeSet -&gt; Node [ctor] .</text:p>
      <text:p text:style-name="_2a_TextoCuerpo"><text:tab/>op to_:_ : Qid Nat -&gt; Msg [ctor] .</text:p>
      <text:p text:style-name="_2a_TextoCuerpo"/>
      <text:p text:style-name="_2a_TextoCuerpo"/>
      <text:p text:style-name="_2a_TextoCuerpo"><text:tab/>rl [activar] : &lt; O <text:s/>| modo : idle, siguiente : O', prioridad : N &gt; </text:p>
      <text:p text:style-name="_2a_TextoCuerpo"><text:tab/><text:tab/>=&gt; &lt; O <text:s/>| modo : activo, siguiente : O', prioridad : N &gt;</text:p>
      <text:p text:style-name="_2a_TextoCuerpo"><text:tab/><text:tab/>(to O' : N) .</text:p>
      <text:p text:style-name="_2a_TextoCuerpo"/>
      <text:p text:style-name="_2a_TextoCuerpo"><text:tab/>crl [borrar] :</text:p>
      <text:p text:style-name="_2a_TextoCuerpo"><text:tab/><text:tab/>(to O : N)</text:p>
      <text:p text:style-name="_2a_TextoCuerpo"><text:tab/><text:tab/>&lt; O | modo : activo, prioridad : N', AtS &gt;</text:p>
      <text:p text:style-name="_2a_TextoCuerpo"><text:tab/>=&gt; &lt; O | modo : activo, prioridad : N', AtS &gt;</text:p>
      <text:p text:style-name="_2a_TextoCuerpo"><text:tab/>if N &lt; N' .</text:p>
      <text:p text:style-name="_2a_TextoCuerpo"/>
      <text:p text:style-name="_2a_TextoCuerpo"><text:tab/>crl [reenviar] :</text:p>
      <text:p text:style-name="_2a_TextoCuerpo"><text:tab/><text:tab/>(to O : N)</text:p>
      <text:p text:style-name="_2a_TextoCuerpo"><text:tab/><text:tab/>&lt; O | modo : activo, prioridad : N', siguiente : O' &gt;</text:p>
      <text:p text:style-name="_2a_TextoCuerpo"><text:tab/>=&gt; &lt; O | modo : activo, prioridad : N', siguiente : O' &gt;</text:p>
      <text:p text:style-name="_2a_TextoCuerpo"><text:tab/><text:tab/>(to O' : N)</text:p>
      <text:p text:style-name="_2a_TextoCuerpo"><text:tab/>if N &gt; N' .</text:p>
      <text:p text:style-name="_2a_TextoCuerpo"/>
      <text:p text:style-name="_2a_TextoCuerpo"><text:tab/>rl [lider] :</text:p>
      <text:p text:style-name="_2a_TextoCuerpo"><text:tab/><text:tab/>(to O : N)</text:p>
      <text:p text:style-name="_2a_TextoCuerpo"><text:tab/><text:tab/>&lt; O | modo : activo, prioridad : N, AtS &gt;</text:p>
      <text:p text:style-name="_2a_TextoCuerpo"><text:tab/>=&gt; &lt; O | modo : lider, prioridad : N, AtS &gt; .</text:p>
      <text:p text:style-name="_2a_TextoCuerpo"/>
      <text:p text:style-name="_2a_TextoCuerpo"><text:tab/>op init : -&gt; Configuration .</text:p>
      <text:p text:style-name="_2a_TextoCuerpo"><text:tab/>eq init = &lt; 'n1 | modo : idle, prioridad : 1, siguiente : 'n2 &gt;</text:p>
      <text:p text:style-name="_2a_TextoCuerpo"><text:tab/><text:tab/>&lt; 'n2 | modo : idle, prioridad : 2, siguiente : 'n3 &gt;</text:p>
      <text:p text:style-name="P5"><text:tab/><text:tab/>&lt; 'n3 | modo : idle, prioridad : 3, siguiente : 'n4 &gt;</text:p>
      <text:p text:style-name="_2a_TextoCuerpo"><text:soft-page-break/><text:tab/><text:tab/>&lt; 'n4 | modo : idle, prioridad : 4, siguiente : 'n5 &gt;</text:p>
      <text:p text:style-name="P5"><text:tab/><text:tab/>&lt; 'n5 | modo : idle, prioridad : 5, siguiente : 'n1 &gt; .</text:p>
      <text:p text:style-name="_2a_TextoCuerpo">endm</text:p>
      <text:p text:style-name="_2a_TextoCuerpo"/>
      <text:p text:style-name="_2a_TextoCuerpo"/>
      <text:p text:style-name="_2a_TextoCuerpo_5f_comentario">*** MODULO LIDER</text:p>
      <text:p text:style-name="_2a_TextoCuerpo_5f_comentario">***************************</text:p>
      <text:p text:style-name="_2a_TextoCuerpo">mod INVARIANTE is</text:p>
      <text:p text:style-name="_2a_TextoCuerpo"><text:tab/>pr LIDER .</text:p>
      <text:p text:style-name="_2a_TextoCuerpo"/>
      <text:p text:style-name="_2a_TextoCuerpo"><text:tab/>var AtS : AttributeSet .</text:p>
      <text:p text:style-name="_2a_TextoCuerpo"><text:tab/>var C : Configuration .</text:p>
      <text:p text:style-name="_2a_TextoCuerpo"><text:tab/>var O : Qid .</text:p>
      <text:p text:style-name="_2a_TextoCuerpo"/>
      <text:p text:style-name="_2a_TextoCuerpo"><text:tab/>op numLideres : Configuration -&gt; Nat .</text:p>
      <text:p text:style-name="_2a_TextoCuerpo"><text:tab/><text:tab/>eq numLideres(&lt; O | modo : lider, AtS &gt; C) = 1 + numLideres(C) .</text:p>
      <text:p text:style-name="_2a_TextoCuerpo"><text:tab/><text:tab/>eq numLideres(C) = 0 [owise] .</text:p>
      <text:p text:style-name="_2a_TextoCuerpo"/>
      <text:p text:style-name="_2a_TextoCuerpo"><text:tab/>op 1lider : Configuration -&gt; Bool .</text:p>
      <text:p text:style-name="_2a_TextoCuerpo"><text:tab/><text:tab/>eq 1lider(C) = numLideres(C) &lt;= 1 .</text:p>
      <text:p text:style-name="_2a_TextoCuerpo">endm</text:p>
      <text:p text:style-name="_2a_TextoCuerpo"/>
      <text:p text:style-name="_2a_TextoCuerpo">rew init .</text:p>
      <text:p text:style-name="_2a_TextoCuerpo">search init =&gt;* C:Configuration s.t. not 1lider(C:Configuration) .</text:p>
      <text:p text:style-name="_2a_TextoCuerpo"/>
      <text:p text:style-name="_2a_TextoCuerpo"/>
      <text:p text:style-name="_2a_TextoCuerpo_5f_comentario">*** MODULO PROPS</text:p>
      <text:p text:style-name="_2a_TextoCuerpo_5f_comentario">***************************</text:p>
      <text:p text:style-name="_2a_TextoCuerpo">mod PROPS is</text:p>
      <text:p text:style-name="_2a_TextoCuerpo"><text:tab/>pr SATISFACTION .</text:p>
      <text:p text:style-name="_2a_TextoCuerpo"><text:tab/>pr LIDER .</text:p>
      <text:p text:style-name="_2a_TextoCuerpo"/>
      <text:p text:style-name="_2a_TextoCuerpo"><text:tab/>subsort Configuration &lt; State .</text:p>
      <text:p text:style-name="_2a_TextoCuerpo"><text:tab/>var AtS : AttributeSet .</text:p>
      <text:p text:style-name="_2a_TextoCuerpo"><text:tab/>var C : Configuration .</text:p>
      <text:p text:style-name="_2a_TextoCuerpo"><text:tab/>var O : Qid .</text:p>
      <text:p text:style-name="_2a_TextoCuerpo"/>
      <text:p text:style-name="_2a_TextoCuerpo"><text:tab/>op hayLider : -&gt; Prop [ctor] .</text:p>
      <text:p text:style-name="_2a_TextoCuerpo"><text:tab/>ops idle activo esLider : Qid -&gt; Prop [ctor] .</text:p>
      <text:p text:style-name="_2a_TextoCuerpo"/>
      <text:p text:style-name="_2a_TextoCuerpo"><text:tab/>eq &lt; O | modo : lider, AtS &gt; C |= hayLider = true .</text:p>
      <text:p text:style-name="_2a_TextoCuerpo"><text:tab/>eq &lt; O | modo : lider, AtS &gt; C |= esLider(O) = true .</text:p>
      <text:p text:style-name="_2a_TextoCuerpo"><text:tab/>eq &lt; O | modo : idle, AtS &gt; C |= idle(O) = true .</text:p>
      <text:p text:style-name="_2a_TextoCuerpo"><text:tab/>eq &lt; O | modo : idle, AtS &gt; C |= activo(O) = true .</text:p>
      <text:p text:style-name="_2a_TextoCuerpo">endm</text:p>
      <text:p text:style-name="_2a_TextoCuerpo"/>
      <text:p text:style-name="_2a_TextoCuerpo"/>
      <text:p text:style-name="_2a_TextoCuerpo_5f_comentario">*** MODULO CHECK</text:p>
      <text:p text:style-name="_2a_TextoCuerpo_5f_comentario">***************************</text:p>
      <text:p text:style-name="_2a_TextoCuerpo">mod CHECK is</text:p>
      <text:p text:style-name="_2a_TextoCuerpo"><text:tab/>pr PROPS .</text:p>
      <text:p text:style-name="_2a_TextoCuerpo"><text:tab/>pr MODEL-CHECKER .</text:p>
      <text:p text:style-name="_2a_TextoCuerpo"><text:tab/>pr LTL-SIMPLIFIER .</text:p>
      <text:p text:style-name="_2a_TextoCuerpo"/>
      <text:p text:style-name="_2a_TextoCuerpo_5f_comentario">***( Disponible en LIDER</text:p>
      <text:p text:style-name="_2a_TextoCuerpo_5f_comentario"><text:s text:c="2"/>op init : -&gt; Configuration .</text:p>
      <text:p text:style-name="_2a_TextoCuerpo_5f_comentario"><text:s text:c="2"/>eq init = &lt; 'n1 | modo : idle, prioridad : 1, siguiente : 'n2 &gt;</text:p>
      <text:p text:style-name="_2a_TextoCuerpo_5f_comentario"><text:s text:c="12"/>&lt; 'n2 | modo : idle, prioridad : 2, siguiente : 'n3 &gt;</text:p>
      <text:p text:style-name="_2a_TextoCuerpo_5f_comentario"><text:s text:c="12"/>&lt; 'n3 | modo : idle, prioridad : 3, siguiente : 'n4 &gt;</text:p>
      <text:p text:style-name="_2a_TextoCuerpo_5f_comentario"><text:s text:c="12"/>&lt; 'n4 | modo : idle, prioridad : 4, siguiente : 'n5 &gt;</text:p>
      <text:p text:style-name="_2a_TextoCuerpo_5f_comentario"><text:s text:c="12"/>&lt; 'n5 | modo : idle, prioridad : 5, siguiente : 'n1 &gt; .</text:p>
      <text:p text:style-name="_2a_TextoCuerpo_5f_comentario">)</text:p>
      <text:p text:style-name="_2a_TextoCuerpo">endm</text:p>
      <text:p text:style-name="_2a_TextoCuerpo"><text:soft-page-break/>red <text:span text:style-name="T4">modelCheck</text:span>(init, &lt;&gt; hayLider -&gt; &lt;&gt; esLider('n5)) .</text:p>
      <text:p text:style-name="_2a_TextoCuerpo">red modelCheck(init, &lt;&gt; esLider('n5)) .</text:p>
      <text:p text:style-name="_2a_TextoCuerpo">red modelCheck(init, idle('n1) -&gt; &lt;&gt; idle('n1)) 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2a_TextoCuerpo" style:display-name="*TextoCuerpo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style:writing-mode="page">
        <style:tab-stops/>
      </style:paragraph-properties>
      <style:text-properties fo:font-size="10pt" style:font-size-asian="10.5pt"/>
    </style:style>
    <style:style style:name="_2a_Titulo_5f_3" style:display-name="*Titulo_3" style:family="paragraph" style:parent-style-name="Standard" style:master-page-name="">
      <style:paragraph-properties fo:margin-top="0.499cm" fo:margin-bottom="0.349cm" style:contextual-spacing="false" fo:text-align="justify" style:justify-single-word="false" style:page-number="auto" style:writing-mode="page"/>
      <style:text-properties fo:font-size="14pt" fo:font-style="italic" style:text-underline-style="solid" style:text-underline-width="auto" style:text-underline-color="font-color" fo:font-weight="normal" officeooo:rsid="0015db92" style:font-size-asian="15.6999998092651pt" style:font-weight-asian="bold" style:font-size-complex="18pt" style:font-weight-complex="bold"/>
    </style:style>
    <style:style style:name="_2a_Titulo_5f_1" style:display-name="*Titulo_1" style:family="paragraph" style:parent-style-name="_2a_Titulo_5f_3" style:master-page-name="">
      <loext:graphic-properties draw:fill-image-width="0cm" draw:fill-image-height="0cm"/>
      <style:paragraph-properties fo:margin-top="0.499cm" fo:margin-bottom="0.349cm" style:contextual-spacing="false" style:page-number="auto" style:shadow="none" style:writing-mode="page">
        <style:tab-stops/>
      </style:paragraph-properties>
      <style:text-properties fo:font-size="18pt" fo:font-style="normal" style:text-underline-style="solid" style:text-underline-width="bold" style:text-underline-color="font-color" fo:font-weight="bold" style:font-size-asian="15.6999998092651pt"/>
    </style:style>
    <style:style style:name="_2a_Titulo_5f_2" style:display-name="*Titulo_2" style:family="paragraph" style:parent-style-name="_2a_Titulo_5f_1">
      <style:paragraph-properties fo:margin-top="0.499cm" fo:margin-bottom="0.349cm" style:contextual-spacing="false" style:writing-mode="page"/>
      <style:text-properties fo:font-size="16pt" style:text-underline-style="none" style:font-size-asian="15.6999998092651pt"/>
    </style:style>
    <style:style style:name="_2a_Portada_5f_asigantura" style:display-name="*Portada_asigantura" style:family="paragraph" style:parent-style-name="_2a_TextoCuerpo" style:master-page-name="">
      <style:paragraph-properties fo:margin-left="0cm" fo:margin-right="0cm" fo:margin-top="2cm" fo:margin-bottom="0.349cm" style:contextual-spacing="false" fo:text-align="center" style:justify-single-word="false" fo:text-indent="0cm" style:auto-text-indent="false" style:page-number="auto"/>
      <style:text-properties fo:font-size="24pt" fo:font-weight="bold"/>
    </style:style>
    <style:style style:name="_2a_Portada_5f_temaNombre" style:display-name="*Portada_temaNombre" style:family="paragraph" style:parent-style-name="_2a_Portada_5f_asigantura" style:master-page-name="">
      <style:paragraph-properties fo:margin-top="0cm" fo:margin-bottom="0.499cm" style:contextual-spacing="false" style:page-number="auto"/>
      <style:text-properties fo:font-size="18pt"/>
    </style:style>
    <style:style style:name="_2a_Portada_5f_temaNumero" style:display-name="*Portada_temaNumero" style:family="paragraph" style:parent-style-name="_2a_Portada_5f_asigantura">
      <style:paragraph-properties fo:margin-top="0cm" fo:margin-bottom="1cm" style:contextual-spacing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a_TextoCuerpo_5f_enumeracion_5f_1" style:display-name="*TextoCuerpo_enumeracion_1" style:family="paragraph" style:parent-style-name="_2a_TextoCuerpo" style:master-page-name="">
      <style:paragraph-properties fo:margin-top="0.101cm" fo:margin-bottom="0.101cm" style:contextual-spacing="false" style:page-number="auto">
        <style:tab-stops/>
      </style:paragraph-properties>
    </style:style>
    <style:style style:name="_2a_TextoCuerpo_5f_enumeracion_5f_2" style:display-name="*TextoCuerpo_enumeracion_2" style:family="paragraph" style:parent-style-name="_2a_TextoCuerpo">
      <style:paragraph-properties fo:margin-top="0cm" fo:margin-bottom="0.101cm" style:contextual-spacing="false"/>
    </style:style>
    <style:style style:name="_2a_textoCuerpo_5f_enumeracion_5f_cabecera" style:display-name="*textoCuerpo_enumeracion_cabecera" style:family="paragraph" style:parent-style-name="_2a_TextoCuerpo">
      <style:paragraph-properties fo:margin-top="0cm" fo:margin-bottom="0.15cm" style:contextual-spacing="false"/>
    </style:style>
    <style:style style:name="_2a_TextoCuerpo_5f_enumeracion_5f_1_5f_pie" style:display-name="*TextoCuerpo_enumeracion_1_pie" style:family="paragraph" style:parent-style-name="_2a_TextoCuerpo_5f_enumeracion_5f_1">
      <style:paragraph-properties fo:margin-top="0.101cm" fo:margin-bottom="0.349cm" style:contextual-spacing="false"/>
    </style:style>
    <style:style style:name="_2a_TextoCuerpo_5f_enumeracion_5f_2_5f_pie" style:display-name="*TextoCuerpo_enumeracion_2_pie" style:family="paragraph" style:parent-style-name="_2a_TextoCuerpo_5f_enumeracion_5f_2">
      <style:paragraph-properties fo:margin-top="0cm" fo:margin-bottom="0.349cm" style:contextual-spacing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_2a_TextoCuerpo_5f_formula" style:display-name="*TextoCuerpo_formula" style:family="paragraph" style:parent-style-name="_2a_TextoCuerpo" style:master-page-name="">
      <loext:graphic-properties draw:fill="solid" draw:fill-color="#ffff6d"/>
      <style:paragraph-properties fo:margin-left="1.499cm" fo:margin-right="1.499cm" fo:margin-top="0cm" fo:margin-bottom="0.199cm" style:contextual-spacing="false" fo:text-align="center" style:justify-single-word="false" fo:text-indent="0cm" style:auto-text-indent="false" style:page-number="auto" fo:background-color="#ffff6d" fo:padding="0.049cm" fo:border="none">
        <style:tab-stops/>
      </style:paragraph-properties>
      <style:text-properties fo:font-size="14pt" fo:font-style="italic" fo:font-weight="bold"/>
    </style:style>
    <style:style style:name="_2a_TextoCuerpo_5f_formula_5f_explicaciones" style:display-name="*TextoCuerpo_formula_explicaciones" style:family="paragraph" style:parent-style-name="_2a_TextoCuerpo_5f_formula" style:master-page-name="">
      <loext:graphic-properties draw:fill="solid" draw:fill-color="#ffff6d"/>
      <style:paragraph-properties fo:margin-left="1.499cm" fo:margin-right="1.499cm" fo:margin-top="0cm" fo:margin-bottom="0.101cm" style:contextual-spacing="false" fo:text-align="start" style:justify-single-word="false" fo:text-indent="0cm" style:auto-text-indent="false" style:page-number="auto" fo:background-color="#ffff6d" fo:padding="0.049cm" fo:border="none">
        <style:tab-stops/>
      </style:paragraph-properties>
      <style:text-properties fo:font-size="12pt" fo:font-weight="normal"/>
    </style:style>
    <style:style style:name="_2a_TextoCuerpo_5f_formula_5f_explicaciones_5f_pie" style:display-name="*TextoCuerpo_formula_explicaciones_pie" style:family="paragraph" style:parent-style-name="_2a_TextoCuerpo_5f_formula_5f_explicaciones">
      <style:paragraph-properties fo:margin-top="0cm" fo:margin-bottom="0.499cm" style:contextual-spacing="false"/>
    </style:style>
    <style:style style:name="_2a_TextoCuerpo_5f_comentario" style:display-name="*TextoCuerpo_comentario" style:family="paragraph" style:parent-style-name="_2a_TextoCuerpo" style:master-page-name="">
      <style:paragraph-properties style:page-number="auto">
        <style:tab-stops/>
      </style:paragraph-properties>
      <style:text-properties fo:color="#808080" loext:opacity="100%" fo:font-style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_2a_TextoCuerpo_5f_comentario" style:display-name="*TextoCuerpo_comentario" style:family="text">
      <style:text-properties fo:color="#808080" loext:opacity="100%" fo:font-size="10pt" fo:font-style="italic" fo:font-weight="normal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_2a_Imagen_5f_centrada" style:display-name="*Imagen_centrada" style:family="graphic">
      <style:graphic-properties svg:x="0cm" svg:y="0cm" fo:margin-top="0.101cm" fo:margin-bottom="0.349cm" style:wrap="none" style:vertical-pos="bottom" style:vertical-rel="page-content" style:horizontal-pos="center" style:horizontal-rel="page-content" draw:wrap-influence-on-position="once-concurrent" loext:allow-overlap="true">
        <style:columns fo:column-count="1" fo:column-gap="0cm"/>
      </style:graphic-properties>
    </style:style>
    <style:style style:name="_2a_Imagen_5f_derecha" style:display-name="*Imagen_derecha" style:family="graphic">
      <style:graphic-properties svg:x="0cm" svg:y="0cm" fo:margin-left="0.199cm" fo:margin-right="0cm" fo:margin-top="0.101cm" fo:margin-bottom="0.101cm" style:wrap="left" style:number-wrapped-paragraphs="no-limit" style:wrap-contour="false" style:vertical-pos="bottom" style:vertical-rel="page-content" style:horizontal-pos="from-left" style:horizontal-rel="page-content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MP1">- <text:page-number text:select-page="current">0</text:page-number><text:s/>-</text:p>
      </style:footer>
      <style:footer-first>
        <text:p text:style-name="MP1">- <text:page-number text:select-page="current">0</text:page-number><text:s/>-</text:p>
      </style:footer-first>
    </style:master-page>
    <style:master-page style:name="Left_20_Page" style:display-name="Left Page" style:page-layout-name="Mpm3" style:next-style-name="Right_20_Page">
      <style:footer>
        <text:p text:style-name="MP1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3T18:04:26.121434017</meta:creation-date>
    <dc:date>2022-12-07T16:44:45.410305659</dc:date>
    <meta:editing-duration>PT8H55M55S</meta:editing-duration>
    <meta:editing-cycles>79</meta:editing-cycles>
    <meta:generator>LibreOffice/7.0.4.2$Linux_X86_64 LibreOffice_project/00$Build-2</meta:generator>
    <meta:document-statistic meta:table-count="0" meta:image-count="0" meta:object-count="0" meta:page-count="17" meta:paragraph-count="540" meta:word-count="3555" meta:character-count="17383" meta:non-whitespace-character-count="13373"/>
  </office:meta>
</office:document-meta>
</file>